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tyle="italic" style:text-underline-style="none" style:font-style-asian="italic" style:font-style-complex="italic"/>
    </style:style>
    <style:style style:name="T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YDE BRE:</text:p>
      <text:p text:style-name="P1">A WRESTLING MANAGEMENT SIMULATION GAME</text:p>
      <text:p text:style-name="P1"><text:span text:style-name="T1">WITH PYTHON</text:span></text:p>
      <text:p text:style-name="P1"><text:span text:style-name="T1"/></text:p>
      <text:p text:style-name="P1"><text:span text:style-name="T1"/></text:p>
      <text:p text:style-name="P1"><text:span text:style-name="T1"/></text:p>
      <text:p text:style-name="P1"><text:span text:style-name="T1"/></text:p>
      <text:p text:style-name="P4">PROJECT DETAILS</text:p>
      <text:p text:style-name="P4"/>
      <text:p text:style-name="P5"><text:span text:style-name="T7">a.</text:span><text:span text:style-name="T6"> </text:span><text:span text:style-name="T7">Content Details</text:span></text:p>
      <text:p text:style-name="P5"><text:span text:style-name="T7"/></text:p>
      <text:p text:style-name="P7"><text:span text:style-name="T6">Hayda Bre </text:span><text:span text:style-name="T8">is a Wrestling Management Simulation Game like many other football and other sport management games except having its own features and gaming experience.</text:span></text:p>
      <text:p text:style-name="P7"><text:span text:style-name="T8"/></text:p>
      <text:p text:style-name="P8"><text:span text:style-name="T8">Game will start with choosing a team, with 5 wrestlers. After transfers and signing contracts with players, the season will start. Matches will be played with same weighted wrestlers. The player will manage team, arrange practices of players, or even may throw in the towel during the match.</text:span></text:p>
      <text:p text:style-name="P8"><text:span text:style-name="T8"/></text:p>
      <text:p text:style-name="P8"><text:span text:style-name="T8">Game will have features such as score history, fixtures, transfer lists, practices, saving/loading games.</text:span></text:p>
      <text:p text:style-name="P8"><text:span text:style-name="T8"/></text:p>
      <text:p text:style-name="P4">b. Technical Details</text:p>
      <text:p text:style-name="P4"><text:span text:style-name="T5"/></text:p>
      <text:p text:style-name="P4"><text:span text:style-name="T5">Here are the features that will be used in project:</text:span></text:p>
      <text:p text:style-name="P4"><text:span text:style-name="T5"/></text:p>
      <text:p text:style-name="P5"><text:span text:style-name="T6"><text:s text:c="3"/></text:span>Python:<text:span text:style-name="T6"> The reason of using Python Scripting Language is its features such as being </text:span><text:span text:style-name="T2">relatively </text:span><text:span text:style-name="T6">new language, easy to research and to find resources and possibility to create Desktop applications.</text:span></text:p>
      <text:p text:style-name="P5"><text:span text:style-name="T6"/></text:p>
      <text:p text:style-name="P5"><text:span text:style-name="T6"><text:s text:c="3"/></text:span>Qt Designer:<text:span text:style-name="T6"> Qt Designer is a pliancy tool to create layouts for Desktop applications with features both writing code and drag-drop speciality. It is a part of the widely used UI framework Qt.</text:span></text:p>
      <text:p text:style-name="P5"><text:span text:style-name="T6"/></text:p>
      <text:p text:style-name="P5"><text:span text:style-name="T6"><text:s text:c="3"/></text:span>PyQt<text:span text:style-name="T6">: <text:s/>PyQt is a Python binding of the cross-platform GUI toolkit Qt. It is used in the project to make connection between Python code and layout.</text:span></text:p>
      <text:p text:style-name="P3"/>
      <text:p text:style-name="P9"><text:span text:style-name="T3"><text:s text:c="3"/></text:span><text:span text:style-name="T4">SQLite:</text:span><text:span text:style-name="T3"> SQLite is a ligtweight relational database management system that can be used with many programming languages. It has lots of advantages such as requiring no server, hosting datas in a single file, beign compact and tiny.</text:span></text:p>
      <text:p text:style-name="P5"><text:span text:style-name="T6"/></text:p>
      <text:p text:style-name="P5"><text:span text:style-name="T6">Each menu in the game will have its own layout that will be designed with Qt Designer. All datas and user profiles will be stored and processed in the SQLite database.</text:span></text:p>
      <text:p text:style-name="P5"><text:span text:style-name="T6">Simulation engine will produce the match results after analyzing the datas of properties of each players.</text:span></text:p>
      <text:p text:style-name="P5"><text:span text:style-name="T6"><text:s/></text:span></text:p>
      <text:p text:style-name="P5"><text:span text:style-name="T7"/></text:p>
      <text:p text:style-name="P6"><text:span text:style-name="T6">WHY IS THIS PROJECT CHOSEN</text:span></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suf </meta:initial-creator>
    <meta:creation-date>2013-03-20T15:07:59</meta:creation-date>
    <dc:date>2013-03-20T16:37:38</dc:date>
    <dc:creator>yusuf </dc:creator>
    <meta:editing-duration>PT59M8S</meta:editing-duration>
    <meta:editing-cycles>13</meta:editing-cycles>
    <meta:generator>LibreOffice/3.5$Linux_x86 LibreOffice_project/350m1$Build-2</meta:generator>
    <meta:document-statistic meta:table-count="0" meta:image-count="0" meta:object-count="0" meta:page-count="1" meta:paragraph-count="18" meta:word-count="292" meta:character-count="1795" meta:non-whitespace-character-count="1506"/>
  </office:meta>
</office:document-meta>
</file>